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2.9910416666667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is-true-formula(([.$E1]&amp;[.$F1]&lt;&gt;&quot;&quot;))" style:apply-style-name="cf1" style:base-cell-address="Arborescence.A1"/>
      <style:map style:condition="of:is-true-formula(NOT(ISBLANK([.$C1])))" style:apply-style-name="cf2" style:base-cell-address="Arborescence.A1"/>
      <style:map style:condition="of:is-true-formula(NOT(ISBLANK([.$B1])))" style:apply-style-name="cf3" style:base-cell-address="Arborescence.A1"/>
      <style:map style:condition="of:is-true-formula(NOT(ISBLANK([.$A1])))" style:apply-style-name="cf4" style:base-cell-address="Arborescence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borescen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1 COMPTES DE CAPITAUX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10 Capital et réserv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01 Capita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11 Capital souscrit - non appelé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12 Capital souscrit - appelé, non versé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13 Capital souscrit - appelé, versé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10131 Capital non amorti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10132 Capital amorti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18 Capital souscrit soumis à des réglementations particuliè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02 Fonds fiducia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04 Primes liées au capita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41 Primes d' émiss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42 Primes de fus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43 Primes d'appor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44 Primes de conversion d'obligations en ac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45 Bons de souscription d'ac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05 Écarts de réévalu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06 Réserv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61 Réserve légal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62 Réserves indisponi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63 Réserves statutaires ou contractu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64 Réserves réglement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068 Autres réserv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07 Écart d'équivalenc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08 Compte de l'exploita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09 Actionnaires : capital souscrit - non appelé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11 Report à nouveau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10 Report à nouveau - solde créditeu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19 Report à nouveau - solde débiteu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12 Résultat de l'exercic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20 Résultat de l'exercice - bénéfic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209 Acomptes sur dividend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29 Résultat de l'exercice – pert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13 Subventions d'investissemen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31 Subventions d'investissement octroyé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39 Subventions d'investissement inscrites au compte de résulta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14 Provisions réglementé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43 Provisions réglementées pour hausse de prix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45 Amortissements dérogato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48 Autres provisions réglementé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15 Provis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51 Provisions pour risqu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11 Provisions pour litig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12 Provisions pour garanties données aux cli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14 Provisions pour amendes et pénalit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15 Provisions pour pertes de chang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16 Provisions pour pertes sur contra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18 Autres provisions pour risqu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52 Provisions pour charg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21 Provisions pour pensions et obligations simil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22 Provisions pour restructur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23 Provisions pour impô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24 Provisions pour renouvellement des immobilisations - entreprises concessionn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25 Provisions pour gros entretien ou grandes révis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26 Provisions pour remise en éta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527 Autres provisions pour charg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16 Emprunts et dettes assimilé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61 Emprunts obligataires convertib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18 Intérêts courus sur emprunts obligataires converti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62 Obligations représentatives de passifs nets remis en fiduci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63 Autres emprunts obligata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38 Intérêts courus sur autres emprunts obligat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64 Emprunts auprès des établissements de crédi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48 Intérêts courus sur emprunts auprès des établissements de crédi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65 Dépôts et cautionnements reçu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51 Dépô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55 Cautionnem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58 Intérêts courus sur dépôts et cautionnements reç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66 Participation des salariés aux résulta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61 Comptes bloqu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62 Fonds de particip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68 Intérêts courus sur participation des salariés aux résulta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67 Emprunts et dettes assortis de conditions particuliè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71 Émissions de titres participatif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16718 Intérêts courus sur titres participatif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74 Avances conditionnées de l'Éta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16748 Intérêts courus sur avances conditionné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75 Emprunts participatif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16758 Intérêts courus sur emprunts participatif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68 Autres emprunts et dettes assimilé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81 Autres empru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85 Rentes viagères capitalis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87 Autres det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1688 Intérêts courus sur autres emprunts et dettes assimil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69 Primes de remboursement des empru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17 Dettes rattachées à des participat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71 Dettes rattachées à des participations - group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74 Dettes rattachées à des participations - hors group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78 Dettes rattachées à des sociétés en particip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18 Comptes de liaison des établissements et sociétés en participation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81 Comptes de liaison des établisseme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86 Biens et prestations de services échangés entre établissements - charg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87 Biens et prestations de services échangés entre établissements - produi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188 Comptes de liaison des sociétés en particip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2 COMPTES D'IMMOBILISAT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0 Immobilisations incorporelles et frais d’établissemen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01 Frais d'établisseme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011 Frais de constitu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012 Frais de premier établiss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0121 Frais de prospectio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0122 Frais de publicité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013 Frais d'augmentation de capital et d'opérations diverses - fusions, scissions, transform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03 Frais de développeme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05 Concessions et droits similaires, brevets, licences, marques, procédés, solutions informatiques, droits et valeurs simila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06 Droit au bai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07 Fonds commercia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08 Autres immobilisations in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081 Mali de fusion sur actifs incorporel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1 Immobilisations corporell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11 Terrai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11 Terrains n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12 Terrains aménag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13 Sous-sols et sur-sol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14 Terrains de carrières (Tréfond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15 Terrains bâti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12 Agencements et aménagements de terrai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21 Terrains n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22 Terrains aménag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23 Sous-sols et sur-sol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24 Terrains de carrières (Tréfond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25 Terrains bâti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13 Construc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31 Bâtim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35 Installations générales - agencements - aménagements des construc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38 Ouvrages d'infrastructur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14 Constructions sur sol d'autrui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41 Bâtim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45 Installations générales - agencements - aménagements des construc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48 Ouvrages d'infrastructur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15 Installations techniques, matériels et outillages industriel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51 Installations complexes spécialis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1511 Installations complexes spécialisées sur sol propr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1514 Installations complexes spécia lisées sur sol d'autrui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53 Installations à caractère spécifiqu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1531 Installations à caractère spécifique sur sol propr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1534 Installations à caractère spécifique sur sol d'autrui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54 Matériels industriel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55 Outillages indust riel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57 Agencements et aménagements des matériels et outillages industriel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18 Autres immobilisations 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81 Installations générales, agencements, aménagements dive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82 Matériel de transpor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83 Matériel de bureau et matériel informatiqu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84 Mobili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85 Chepte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86 Emballages récupéra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187 Mali de fusion sur actifs corporel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2 Immobilisations mises en concession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29 Droits du concéda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3 Immobilisations en cours, avances et acompt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31 Immobilisations corporelles en co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32 Immobilisations incorporelles en co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37 Avances et acomptes versés sur commandes d'immobilisations in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38 Avances et acomptes versés sur commandes d'immobilisations 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6 Participations et créances rattachées à des participat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61 Titres de particip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11 Ac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18 Autres tit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62 Titres évalués par équivalenc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66 Autres formes de particip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61 Droits représentatifs d'actifs nets rem is en fiduci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67 Créances rattachées à des participa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71 Créances rattachées à des participations - group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74 Créances rattachées à des participations - hors group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75 Versements représentatifs d'apports non capitalisés - appel de fond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76 Avances consolida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77 Autres créances rattachées à des particip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78 Intérêts cour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68 Créances rattachées à des sociétés en particip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81 Principa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688 Intérêts cour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69 Versements restant à effectuer sur titres de participation non libér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7 Autres immobilisations financièr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71 Titres immobilisés autres que les titres immobilisés de l'activité de portefeuille (droit de propriété)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11 Ac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18 Autres tit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72 Titres immobilisés (droit de créance)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21 Oblig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22 B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73 Titres immobilisés de l'activité de portefeuill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74 Prê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41 Prêts participatif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42 Prêts aux associ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43 Prêts au personne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48 Autres prê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75 Dépôts et cautionnements vers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51 Dépô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55 Cautionnem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76 Autres créances immobilisé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61 Créances divers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68 Intérêts cour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7682 Intérêts courus sur titres immobilisés (droit de créance)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7684 Intérêts courus sur prêt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7685 Intérêts courus sur dépôts et cautionnement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7688 Intérêts courus sur créances divers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77 Actions propres ou parts prop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71 Actions propres ou parts prop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772 Actions propres ou parts propres en voie d’annul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78 Mali de fusion sur actifs financie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79 Versements restant à effectuer sur titres immobilisés non libér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8 Amortissements des immobilisat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80 Amortissements des immobilisations incorporelles et des frais d’établisseme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01 Frais d'établiss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11 Frais de constitu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12 Frais de premier établiss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21 Frais de prospectio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22 Frais de publicité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13 Frais d'augmentation de capital et d'opérations diverses - fusions, scissions, transform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03 Frais de développ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05 Concessions et droits similaires, brevets, licences, solutions informatiques, droits et valeurs simil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06 Droit au bai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07 Fonds commercia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08 Autres immobilisations incorpor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81 Amortissements des immobilisations 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12 Agencements, aménagements de terrai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13 Construc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31 Bâtiment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35 Installations générales - agencements - aménagements des construction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38 Ouvrages d'infrastructur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14 Constructions sur sol d'autrui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41 Bâtiment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45 Installations générales - agencements - aménagements des construction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48 Ouvrages d'infrastructur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15 Installations, matériel et outillage industriel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51 Installations complexes spécialisé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511 Installations complexes spécialisées sur sol propre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514 Installations complexes spécia lisées sur sol d'autrui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53 Installations à caractère spécifiqu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531 Installations à caractère spécifique sur sol propre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534 Installations à caractère spécifique sur sol d'autrui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54 Matériels industriel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55 Outillages indust riel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57 Agencements et aménagements des matériels et outillages industriel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818 Autres immobilisations corpor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81 Installations générales, agencements, aménagements diver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82 Matériel de transport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83 Matériel de bureau et matér iel informatiqu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84 Mobilier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85 Cheptel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86 Emballages récupérab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8187 Amortissement du mali de fusion sur actifs corporel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82 Amortissements des immobilisations mises en concess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29 Dépréciations des immobilisat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90 Dépréciations des immobilisations in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01 Frais d’établiss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03 Frais de développ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05 Marques, procédés, droits et valeurs simil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06 Droit au bai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07 Fonds commercia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08 Autres immobilisations incorpor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081 Dépréciat ion du mali de fusion sur actifs incorporel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91 Dépréciations des immobilisations 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11 Terrai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12 Agencements et aménagements de terrai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13 Construc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14 Constructions sur sol d'autrui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15 Installations techniques, matériels et outillages industriel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18 Autres immobilisations corpor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187 Dépréciation du mali de fusion sur actifs corporel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92 Dépréciations des immobilisations mises en concess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93 Dépréciations des immobilisations en co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31 Immobilisations corporelles en cou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32 Immobilisations incorporelles en cou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96 Dépréciations des participations et créances rattachées à des participa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61 Titres de particip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62 Titres évalués par équivalenc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66 Autres formes de particip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67 Créances rattachées à des particip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671 Créances rattachées à des participations - group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674 Créances rattachées à des participations - hors group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675 Versements représentatifs d'apports non capitalisés - appel de fond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676 Avances consolidab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677 Autres créances rattachées à des participation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678 Intérêts couru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68 Créances rattachées à des sociétés en particip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681 Principal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29688 Intérêts couru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297 Dépréciations des autres immobilisations financiè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71 Titres immobilisés autres que les titres immobilisés de l'activité de portefeuille (droit de propriété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72 Titres immobilisés (droit de créance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73 Titres immobilisés de l'activité de portefeuill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74 Prê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75 Dépôts et cautionnements vers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2976 Autres créances immobilis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3 COMPTES DE STOCKS ET EN-COU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1 Matières premières et fournitur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2 Autres approvisionnement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21 Matières consommab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22 Fournitures consommab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221 Combusti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222 Produits d'entretie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223 Fournitures d'atelier et d'usin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224 Fournitures de magasi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225 Fournitures de bureau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26 Emballag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261 Emballages perd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265 Emballages récupérables non identifia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267 Emballages à usage mixt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3 En-cours de production de bie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31 Produits en co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35 Travaux en co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4 En-cours de production de servic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41 Études en co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45 Prestations de services en co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5 Stocks de produit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51 Produits intermédia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55 Produits fini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58 Produits résiduels ou matières de récupér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581 Déche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585 Rebu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3586 Matières de récupér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6 Stocks provenant d'immobilisat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7 Stocks de marchandis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8 Stocks en voie d'acheminement, mis en dépôt ou donnés en consignation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39 Dépréciations des stocks et en-cou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91 Dépréciations des matières premières et fournitu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92 Dépréciations des autres approvisionneme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93 Dépréciations des en-cours de production de bie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94 Dépréciations des en-cours de production de servic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95 Dépréciations des stocks de produi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397 Dépréciations des stocks de marchandis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4 COMPTES DE TIE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0 Fournisseurs et comptes rattaché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01 Fournisse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11 Fournisseurs - Achats de biens et prestations de servi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17 Fournisseurs - Retenues de garanti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03 Fournisseurs - Effets à paye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04 Fournisseurs d'immobilisa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41 Fournisseurs - Achats d'immobilis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47 Fournisseurs d'immobilisations - Retenues de garanti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05 Fournisseurs d'immobilisations - Effets à paye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08 Fournisseurs - Factures non parvenu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81 Fournisseu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84 Fournisseurs d'immobilis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88 Fournisseurs - Intérêts cour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09 Fournisseurs débite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91 Fournisseurs - Avances et acomptes versés sur command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96 Fournisseurs - Créances pour emballages et matériel à rendr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97 Fournisseurs - Autres avoi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0971 Fournisseurs d'exploitatio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0974 Fournisseurs d'immobilisation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098 Rabais, remises, ristournes à obtenir et autres avoirs non encore reç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1 Clients et comptes rattaché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11 Clie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111 Clients - Ventes de biens ou de prestations de servi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117 Clients - Retenues de garanti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13 Clients - Effets à recevoi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16 Clients douteux ou litigieux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18 Clients - Produits non encore factur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181 Clients - Factures à établi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188 Clients - Intérêts cour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19 Clients crédite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191 Clients - Avances et acomptes reçus sur command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196 Clients - Dettes sur emballages et matériels consign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197 Clients - Autres avoi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198 Rabais, remises, ristournes à accorder et autres avoirs à établi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2 Personnel et comptes rattaché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21 Personnel - Rémunérations du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22 Comité social et économiqu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24 Participation des salariés aux résulta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246 Réserve spécial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248 Comptes coura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25 Personnel - Avances et acomptes et autres comptes débite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26 Personnel - Dépô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27 Personnel - Opposi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28 Personnel - Charges à paye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282 Dettes provisionnées pour congés à pay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284 Dettes provisionnées pour participation des salariés aux résulta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286 Autres charges à pay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3 Sécurité sociale et autres organismes sociaux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31 Sécurité social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37 Autres organismes sociaux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38 Organismes sociaux - Charges à paye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382 Charges sociales sur congés à pay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386 Autres charges à pay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39 Organismes sociaux - Produits à recevoi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4 État et autres collectivités publiqu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41 État - Subventions et aides à recevoi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42 Contributions, impôts et taxes recouvrés pour le compte de l'Éta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21 Prélèvements à la source (Impôt sur le revenu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22 Prélèvements forfaitaires non libérato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23 Retenues et prélèvements sur l es distribu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44 État - Impôts sur les bénéfic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45 État - Taxes sur le chiffre d'affa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52 TVA due intracommunautair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55 Taxes sur le chiffre d'affaires à décaiss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51 TVA à décaisser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58 Taxes assimilées à la TVA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56 Taxes sur le chiffre d'affaires déducti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62 TVA sur immobilisation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63 TVA transférée par d'autres entité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66 TVA sur autres biens et servic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67 Crédit de TVA à reporter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68 Taxes assimilées à la TVA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57 Taxes sur le chiffre d'affaires collect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71 TVA collecté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78 Taxes assimilées à la TVA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58 Taxes sur le chiffre d'affaires à régulariser ou en attent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81 Acomptes - Régime simplifié d'impositio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83 Remboursement de taxes sur le chiffre d'affaires demandé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84 TVA récupérée d’avanc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86 Taxes sur le chiffre d’affaires sur factures non parvenu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587 Taxes sur le chiffre d’affaires sur factures à établir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46 Obligations cautionné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47 Autres impôts, taxes et versements assimil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48 État - Charges à payer et produits à recevoi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81 État - Charges à Pay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811 Charges fiscales sur congés à payer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4812 Charges à payer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482 État - Produits à recevoi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49 Quotas d’émission à acquéri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5 Groupe et associé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51 Group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55 Associés - Comptes coura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51 Principa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58 Intérêts cour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56 Associés - Opérations sur le capita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61 Associés - Comptes d'apport en société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5611 Apports en natur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5615 Apports en numérair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62 Apporteurs - Capital appelé, non versé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5621 Actionnaires - Capital souscrit et appelé, non versé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45625 Associés - Capital appelé, non versé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63 Associés - Versements reçus sur augmentation de capita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64 Associés - Versements anticip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66 Actionnaires défailla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67 Associés - Capital à rembours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57 Associés - Dividendes à paye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58 Associés - Opérations faites en commun et en GI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81 Opérations couran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588 Intérêts cour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6 Débiteurs divers et créditeurs dive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62 Créances sur cessions d'immobilisa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64 Dettes sur acquisitions de valeurs mobilières de placeme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65 Créances sur cessions de valeurs mobilières de placeme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67 Divers comptes débiteurs et produits à recevoi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68 Divers comptes créditeurs et charges à payer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7 Comptes transitoires ou d'attent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71 Comptes d'attent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72 Comptes d'attent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73 Comptes d'attent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74 Différences d’évalu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41 Différences d'évaluation sur instruments financiers à term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42 Différences d'évaluation sur jetons déten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46 Différences d’évaluation de jetons sur des passif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75 Différences d’évalu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51 Différences d'évaluation sur instruments financiers à term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52 Différences d'évaluation sur jetons détenu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56 Différences d’évaluation de jetons sur des passif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76 Différence de convers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61 Diminution des créan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62 Augmentation des det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68 Différences compensées par couverture de chang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77 Différences de convers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71 Augmentation des créan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72 Diminution des det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78 Différences compensées par couverture de chang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78 Autres comptes transito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781 Mali de fusion sur actif circula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8 Comptes de régularisation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81 Frais d’émission des empru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86 Charges constatées d'avanc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87 Produits constatés d'avanc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871 Produits constatés d’avance sur jetons émi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88 Comptes de répartition périodique des charges et des produi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886 Charg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887 Produi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49 Dépréciations des comptes de tie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91 Dépréciations des comptes de clie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95 Dépréciations des comptes du groupe et des associ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951 Comptes du group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955 Comptes courants des associ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958 Opérations faites en commun et en GI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496 Dépréciations des comptes de débiteurs dive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962 Créances sur cessions d'immobilis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965 Créances sur cessions de valeurs mobilières de plac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4967 Autres comptes débiteu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5 COMPTES FINANCIE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50 Valeurs mobilières de placemen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02 Actions prop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021 Actions destinées à être attribuées aux employés et affectées à des plans détermin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022 Actions disponibles pour être attribuées aux employés ou pour la régularisation des cours de bours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03 Ac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031 Titres cot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035 Titres non cot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04 Autres titres conférant un droit de propriété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05 Obligations et bons émis par la société et rachetés par ell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06 Obliga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061 Titres cot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065 Titres non cot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07 Bons du Trésor et bons de caisse à court term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08 Autres valeurs mobilières de placement et autres créances assimilé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081 Autres valeurs mobiliè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082 Bons de souscrip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088 Intérêts courus sur obligations, bons et valeurs assimil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09 Versements restant à effectuer sur valeurs mobilières de placement non libéré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51 Banques, établissements financiers et assimilé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11 Valeurs à l'encaisseme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11 Coupons échus à l'encaiss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12 Chèques à encaiss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13 Effets à l'e ncaiss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14 Effets à l'escompt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12 Banqu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21 Comptes en euro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24 Comptes en devis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17 Autres organismes financie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18 Intérêts couru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81 Intérêts courus à pay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88 Intérêts courus à recevoi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19 Concours bancaires coura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91 Crédit de mobilisation de créances commercia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93 Mobilisation de créances nées à l'étrang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198 Intérêts courus sur concours bancaires coura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52 Instruments financiers à terme et jetons détenu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21 Instruments financiers à term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22 Jetons détenu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23 Jetons auto-détenu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24 Jetons emprunt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53 Caiss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58 Virements intern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59 Dépréciations des comptes financie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590 Dépréciations des valeurs mobilières de placeme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903 Ac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904 Autres titres conférant un droit de propriété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906 Oblig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5908 Autres valeurs mobilières de placement et créances assimil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6 COMPTES DE CHARG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0 Achats (sauf 603)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01 Achats stockés - Matières premières et fournitu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02 Achats stockés - Autres approvisionneme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21 Matières consomma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22 Fournitures consomma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221 Combustib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222 Produits d'entretie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223 Fourn itures d'atelier et d'usin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224 Fournitures de magasi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225 Fourniture de bureau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26 Emballag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261 Emballages perdu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262 Malis sur emballag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265 Emballages récupérables non identifiab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267 Emballages à usage mixt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04 Achats d'études et prestations de servic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05 Achats de matériel, équipements et travaux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06 Achats non stockés de matière et fournitu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61 Fournitures non stockables (eau, énergie, etc.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63 Fournitures d'entretien et de petit équip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64 Fournitures administrativ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68 Autres matières et fournitu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07 Achats de marchandis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08 Frais accessoires incorporés aux acha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09 Rabais, remises et ristournes obtenus sur acha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91 Achats stockés - Matières premières et fournitu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92 Achats stockés - Autres approvisionnem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1 Matières consommab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2 Fournitures consommab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21 Combustibles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22 Produits d'entretien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23 Fourn itures d'atelier et d'usine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24 Fournitures de magasin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25 Fourniture de bureau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6 Emballag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61 Emballages perdus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62 Malis sur emballage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65 Emballages récupérables non identifiables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267 Emballages à usage mixte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94 Achats d'études et prestations de servi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95 Achats de matériel, équipements et travaux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96 Achats non stockés de matière et fournitu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61 Fournitures non stockables (eau, énergie, etc.)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63 Fournitures d'entretien et de petit équipement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64 Fournitures administrativ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0968 Autres matières et fournitur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97 Achats de marchandis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98 Rabais, remises et ristournes non affect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03 Variation des stocks d'approvisionnements et de marchandis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31 Variation des stocks de matières premières et fournitu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32 Variation des stocks des autres approvisionnem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037 Variation des stocks de marchandis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1 Services extérieu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11 Sous-traitance général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12 Redevances de crédit-bai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22 Crédit-bail mobili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25 Crédit-bail immobili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13 Loca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32 Locations immobiliè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35 Locations mobiliè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14 Charges locatives et de copropriété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15 Entretien et répar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52 Entretien et réparation sur biens immobilie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55 Entretien et réparation sur biens mobilie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56 Maintenanc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16 Primes d'assuranc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61 Multirisqu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62 Assurance obligatoire dommage construc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63 Assurance - transpor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1636 sur achat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1637 sur vent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1638 sur autres bien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64 Risques d'exploit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65 Insolvabilité cli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17 Études et recherch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18 Dive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81 Documentation général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83 Documentation techniqu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185 Frais de colloques, séminaires, conféren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19 Rabais, remises et ristournes obtenus sur services extérie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2 Autres services extérieu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21 Personnel extérieur à l'entité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11 Personnel intérimair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14 Personnel détaché ou prêté à l'entité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22 Rémunérations d'intermédiaires et honora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21 Commissions et courtages sur acha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22 Commissions et courtages sur ven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24 Rémunérations d es transit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25 Rémunérations d'affacturag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26 Honor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27 Frais d'actes et de contentieux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28 Dive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23 Publicité, publications, relations publiqu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31 Annonces et inser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32 Échantill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33 Foires et exposi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34 Cadeaux à la clientèl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35 Prim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36 Catalogues et imprim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37 Public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38 Divers (pourboires, dons courant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24 Transports de biens et transports collectifs du personne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41 Transports sur acha 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42 Transports sur ven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43 Transports entre établissements ou chantie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44 Transports administratif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47 Transports collectifs du personne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48 Dive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25 Déplacements, missions et récep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51 Voyages et déplacem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55 Frais de déménag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56 Miss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57 Récep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26 Frais postaux et de télécommunica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27 Services bancaires et assimil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71 Frais sur titres (achat, vente, garde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72 Commissions et frais sur émission d'empru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75 Frais sur effe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76 Location de coff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78 Autres frais et commissions sur prestations de servi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28 Dive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81 Concours divers (cotisation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284 Frais de recrutement de personne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29 Rabais, remises et ristournes obtenus sur autres services extérie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3 Impôts, taxes et versements assimilé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31 Impôts, taxes et versements assimilés sur rémunérations (administrations des impôts)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11 Taxe sur les sal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14 Cotisation pour défaut d'investissement obligatoire dans la construc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18 Aut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33 Impôts, taxes et versements assimilés sur rémunérations (autres organismes)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31 Versement de transpor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32 Allocations log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33 Contribution unique des employeurs à la formation professionnell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34 Participation des employeurs à l'effort de construc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35 Versements libératoires ouvrant droit à l'exonération de la taxe d'apprentissag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38 Aut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35 Autres impôts, taxes et versements assimilés (administrations des impôts)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51 Impôts directs (sauf impôts sur les bénéfice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3511 Contribution économique territoriale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3512 Taxes foncièr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3513 Autres impôts locaux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3514 Taxe sur les véhicules des société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52 Taxe sur le chiffre d'affaires non récupérab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53 Impôts indirec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54 Droits d'enregistrement et de timbr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3541 Droits de mutation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58 Autres droi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37 Autres impôts, taxes et versements assimilés (autres organismes)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71 Contribution sociale de solidarité à la charge des sociét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72 Taxes perçues par les organismes publics internationaux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74 Impôts et taxes exigibles à l'étrang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378 Taxes divers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38 Rappel d’impôts (autres qu’impôts sur les bénéfices)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4 Charges de personnel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41 Rémunérations du personne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11 Salaires, appointeme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12 Congés pay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13 Primes et gratific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14 Indemnités et avantages dive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15 Supplément familia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44 Rémunération du travail de l'exploita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45 Cotisations de sécurité sociale et de prévoyanc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51 Cotisations à l'Urssaf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52 Cotisations aux mutu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53 Cotisations aux caisses de retrai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54 Cotisations à Pôle emploi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58 Cotisations aux autres organismes sociaux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46 Cotisations sociales personnelles de l'exploita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47 Autres cotisations socia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71 Prestations direc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72 Versements au comité social et économiqu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74 Versements aux autres œuvres socia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475 Médecine du travail, pharmaci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48 Autres charges de personne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49 Remboursements de charges de personnel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5 Autres charges de gestion courant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51 Redevances pour concessions, brevets, licences, marques, procédés, solutions informatiques, droits et valeurs simila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11 Redevances pour concessions, brevets, licences, marques, procédés, solutions informatiqu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16 Droits d'auteur et de reproduc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18 Autres droits et valeurs simil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53 Rémunérations de l’activité des administrateurs et des géra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54 Pertes sur créances irrécouvrab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41 Créances de l'exercic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44 Créances des exercices antérieu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55 Quote-part de résultat sur opérations faites en commu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51 Quote- part de bénéfice transférée - comptabilité du géra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55 Quote- part de perte supportée - comptabilité des associés non géra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56 Pertes de change sur créances et dettes commercia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57 Valeurs comptables des immobilisations incorporelles et corporelles cédé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58 Pénalités et autres charg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81 Pénalités sur marchés (et dédits payés sur achats et vente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82 Pénalités, amendes fiscales et péna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83 Malis provenant de clau ses d’index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84 Lo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588 Opérations de constitution ou liquidation des fiduci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6 Charges financièr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61 Charges d'intérê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11 Intérêts des emprunts et det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6116 Intérêts des emprunts et dettes assimilé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6117 Intérê ts des dettes rattachées à des participation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12 Charges de la fiducie, résultat de la périod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15 Intérêts des comptes courants et des dépôts créditeu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16 Intérêts bancaires et sur opérations de financement (escompte…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17 Intérêts des obligations cautionn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18 Intérêts des autres det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6181 Intérêts des dettes commercia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6188 Intérêts des dettes divers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64 Pertes sur créances liées à des participa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65 Escomptes accord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66 Pertes de change financiè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67 Charges sur cession d’éléments financie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71 Valeurs comptables des immobilisations financières céd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72 Charges nettes sur cessions de titres immobilisés de l’activité de portefeuill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73 Charges nettes sur cessions de valeurs mobilières de plac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74 Charges nettes sur cessions de jetons668 Autres charges financiè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683 Mali provenant du rachat par l’entité d’actions et obligations émises par elle-mêm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7 Charges exceptionnell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72 Charges sur exercices antérie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78 Autres charges exceptionn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8 Dotations aux amortissements, aux dépréciations et aux provis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81 Dotations aux amortissements, aux dépréciations et aux provis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11 Dotations aux amortissements sur immobilisations incorporelles et corpor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8111 Immobilisations incorporelles et frais d’établissement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8112 Immobilisations corporel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15 Dotations aux provisions d'exploit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16 Dotations pour dépréciations des immobilisations incorporelles et corpor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8161 Immobilisations incorporel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8162 Immobilisations corporel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17 Dotations pour dépréciations des actifs circula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8173 Stocks et en-cour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8174 Créanc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86 Dotations aux amortissements, aux dépréciations et aux provis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61 Dotations aux amortissements des primes de remboursement des empru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62 Dotations aux amortissements des frais d'émission des empru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65 Dotations aux provisions financiè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66 Dotations pour dépréciation des éléments financie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8662 Immobilisations financièr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8665 Valeurs mobilières de placement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87 Dotations aux amortissements, aux dépréciations et aux provis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71 Dotations aux amortissements exceptionnels des immobilis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72 Dotations aux provisions réglementées (immobilisation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68725 Amortissements dérogatoir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73 Dotations aux provisions réglementées (stock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74 Dotations aux autres provisions réglement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75 Dotations aux provisions exceptionn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876 Dotations pour dépréciations exceptionn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69 Participation des salariés - Impôts sur les bénéfices et assimilé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91 Participation des salariés aux résulta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95 Impôts sur les bénéfic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951 Impôts dus en Franc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952 Contribution additionnelle à l'impôt sur les bénéfi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954 Impôts dus à l'étranger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96 Suppléments d'impôt sur les sociétés liés aux distribu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98 Intégration fiscal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981 Intégration fiscale - Charg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6989 Intégration fiscale - Produi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699 Produits - Reports en arrière des défici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7 COMPTES DE PRODUIT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70 Ventes de produits fabriqués, prestations de services, marchandise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01 Ventes de produits fini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02 Ventes de produits intermédia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03 Ventes de produits résiduel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04 Travaux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05 Étud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06 Prestations de servic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07 Ventes de marchandis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08 Produits des activités annex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81 Produits des services exploités dans l'intérêt du personnel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82 Commissions et courtag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83 Locations divers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84 Mise à disposition de personnel facturé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85 Ports et frais accessoires factur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86 Bonis sur reprises d'emballages consign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87 Bonifications obtenues des clients et primes sur ven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88 Autres produit s d'activités annexes (cessions d'approvisionnement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09 Rabais, remises et ristournes accordé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91 Rabais, remises et ristournes accordés sur ventes de produits fini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92 Rabais, remises et ristournes accordés sur ventes de produits intermédi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94 Rabais, remises et ristournes accordés sur travaux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95 Rabais, remises et ristournes accordés sur étud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96 Rabais, remises et ristournes accordés sur prestations de servi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97 Rabais, remises et ristournes accordés sur ventes de marchandis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098 Rabais, remises et ristournes accordés sur produits des activités annex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71 Production stockée (ou déstockage)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13 Variation des stocks des en-cours de production et de produi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133 Variation des en-cours de production de bie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1331 Produits en cour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1335 Travaux en cour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134 Variation des en-cours de production de servi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1341 Études en cour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1345 Prestations de services en cour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135 Variation des stocks de produi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1351 Produits intermédiair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1355 Produits fini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1358 Produits résiduel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72 Production immobilisé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21 Immobilisations in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22 Immobilisations 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74 Subvent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41 Subventions d’exploitatio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42 Subventions d’équilibr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47 Quote-part des subventions d’investissement virée au résultat de l’exercice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75 Autres produits de gestion courant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51 Redevances pour concessions, brevets, licences, marques, procédés, solutions informatiques, droits et valeurs similai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11 Redevances pour concessions, brevets, licences, marques, procédés, solutions informatiqu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16 Droits d'auteur et de reproduc 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18 Autres droits et valeurs similai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52 Revenus des immeubles non affectés à des activités professionn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53 Rémunérations de l’activité des administrateurs et des géra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54 Ristournes perçues des coopératives provenant des excéden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55 Quote-part de résultat sur opérations faites en commun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51 Quote- part de perte transférée - comptabilité du géra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55 Quote- part de bénéfice attribuée - comptabilité des associés non- géra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56 Gains de change sur créances et dettes commercia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57 Produits des cessions d’immobilisations incorporelles et corporell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58 Indemnités et autres produit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81 Dédits et pénalités perçus sur achats et vent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82 Libéralités reçu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83 Rentrées sur créances amorti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84 Dégrèvements d’impôts autres qu’impôts sur les bénéfic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85 Bonis provenant de clauses d’index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86 Lo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87 Indemnités d’assuranc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588 Opérations de constitution ou liquidation des fiduci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76 Produits financier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61 Produits de participat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11 Revenus des titres de particip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12 Produits de la fiducie, résultat de la périod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16 Revenus sur autres formes de particip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17 Revenus des créances rattachées à des participati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62 Produits des autres immobilisations financièr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21 Revenus des titres immobilisé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26 Revenus des prê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27 Revenus des créances immobilis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63 Revenus des autres créance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31 Revenus des créances commercia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38 Revenus des créances div ers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64 Revenus des valeurs mobilières de placement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65 Escomptes obtenu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66 Gains de change financie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67 Produits sur cession d’éléments financie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71 Produits des cessions d’immobilisations financiè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72 Produits nets sur cessions de titres immobilisés de l’activité de portefeuill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73 Produits nets sur cessions de valeurs mobilières de placement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74 Produits nets sur cessions de jeton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68 Autres produits financie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683 Bonis provenant du rachat par l’entreprise d’action s et d’obligations émises par elle-même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77 Produits exceptionnel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72 Produits sur exercices antérieur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78 Autres produits exceptionnel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78 Reprises sur amortissements, dépréciations et provision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81 Reprises sur amortissements, dépréciations et provis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11 Reprises sur amortissements des immobilisations incorporelles et corpor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8111 Immobilisations incorporel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8112 Immobilisations corporel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15 Reprises sur provisions d'exploitation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16 Reprises sur dépréciations des immobilisations incorporelles et corpor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8161 Immobilisations incorporel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8162 Immobilisations corporell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17 Reprises sur dépréciations des actifs circulant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8173 Stocks et en-cour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8174 Créanc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86 Reprises sur dépréciations et provis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65 Reprises sur provisions financièr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66 Reprises sur dépréciations des éléments financier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8662 Immobilisations financièr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8665 Valeurs mobilières de placement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office:value-type="string" table:style-name="ce2">
            <text:p>787 Reprises sur dépréciations et provisions</text:p>
          </table:table-cell>
          <table:table-cell table:style-name="ce2"/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72 Reprises sur provisions réglementées (immobilisation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2">
            <text:p>78725 Amortissements dérogatoire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73 Reprises sur provisions réglementées (stocks)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74 Reprises sur autres provisions réglementé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75 Reprises sur provisions exceptionnelles</text:p>
          </table:table-cell>
          <table:table-cell table:style-name="ce2"/>
          <table:table-cell table:style-name="ce2"/>
          <table:table-cell table:number-columns-repeated="16378"/>
        </table:table-row>
        <table:table-row table:style-name="ro1">
          <table:table-cell table:style-name="ce2"/>
          <table:table-cell table:style-name="ce2"/>
          <table:table-cell table:style-name="ce2"/>
          <table:table-cell office:value-type="string" table:style-name="ce2">
            <text:p>7876 Reprises sur dépréciations exceptionnelles</text:p>
          </table:table-cell>
          <table:table-cell table:style-name="ce2"/>
          <table:table-cell table:style-name="ce2"/>
          <table:table-cell table:number-columns-repeated="16378"/>
        </table:table-row>
        <table:table-row table:number-rows-repeated="10476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name="cf1" style:family="table-cell">
      <style:text-properties fo:font-style="italic" style:font-style-asian="italic" style:font-style-complex="italic"/>
    </style:style>
    <style:style style:name="cf2" style:family="table-cell">
      <style:table-cell-properties fo:background-color="#B5E6A2"/>
    </style:style>
    <style:style style:name="cf3" style:family="table-cell">
      <style:table-cell-properties fo:background-color="#8ED973"/>
      <style:text-properties fo:font-weight="bold" style:font-weight-asian="bold" style:font-weight-complex="bold"/>
    </style:style>
    <style:style style:name="cf4" style:family="table-cell">
      <style:table-cell-properties fo:background-color="#4EA72E"/>
      <style:text-properties fo:color="#FFFFFF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24</meta:generator>
    <meta:initial-creator>Laurent Aufrère</meta:initial-creator>
    <dc:creator>Laurent Aufrère</dc:creator>
    <meta:creation-date>2025-09-13T07:18:42Z</meta:creation-date>
    <dc:date>2025-09-13T07:48:45Z</dc:date>
  </office:meta>
</office:document-meta>
</file>